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id_produits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référence_fournisseur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prix_acha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_fournisseurs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_commercial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statu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_catalogu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suivi_catalogue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rubrique_sous_rubrique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_clients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lients_nom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clients_adresse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VARCHAR(5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1:56:07.892345693</meta:creation-date>
    <dc:date>2021-11-25T12:05:05.401829084</dc:date>
    <meta:editing-duration>PT8M57S</meta:editing-duration>
    <meta:editing-cycles>1</meta:editing-cycles>
    <meta:document-statistic meta:table-count="1" meta:cell-count="40" meta:object-count="0"/>
    <meta:generator>LibreOffice/6.4.7.2$Linux_X86_64 LibreOffice_project/40$Build-2</meta:generator>
  </office:meta>
</office:document-meta>
</file>